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paragraph-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49fcdf" style:font-weight-asian="bold" style:font-weight-complex="bold"/>
    </style:style>
    <style:style style:name="P8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9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10" style:family="paragraph" style:parent-style-name="Standard">
      <style:text-properties fo:font-weight="bold" officeooo:paragraph-rsid="006fdae1" style:font-weight-asian="bold" style:font-weight-complex="bold"/>
    </style:style>
    <style:style style:name="P11" style:family="paragraph" style:parent-style-name="Standard">
      <style:text-properties fo:font-weight="bold" officeooo:rsid="006fd70a" officeooo:paragraph-rsid="0071a4c0" style:font-weight-asian="bold" style:font-weight-complex="bold"/>
    </style:style>
    <style:style style:name="P12" style:family="paragraph" style:parent-style-name="Standard">
      <style:text-properties fo:font-weight="bold" officeooo:paragraph-rsid="007aa92b" style:font-weight-asian="bold" style:font-weight-complex="bold"/>
    </style:style>
    <style:style style:name="P13" style:family="paragraph" style:parent-style-name="Standard">
      <style:text-properties officeooo:rsid="0012cc8b" officeooo:paragraph-rsid="0012cc8b"/>
    </style:style>
    <style:style style:name="P14" style:family="paragraph" style:parent-style-name="Standard">
      <style:text-properties officeooo:paragraph-rsid="001170c9"/>
    </style:style>
    <style:style style:name="P15" style:family="paragraph" style:parent-style-name="Standard">
      <style:text-properties officeooo:paragraph-rsid="0049fcdf"/>
    </style:style>
    <style:style style:name="P16" style:family="paragraph" style:parent-style-name="Standard">
      <style:text-properties officeooo:paragraph-rsid="004b5174"/>
    </style:style>
    <style:style style:name="P17" style:family="paragraph" style:parent-style-name="Standard">
      <style:text-properties officeooo:rsid="005bce94" officeooo:paragraph-rsid="005bce94"/>
    </style:style>
    <style:style style:name="P18" style:family="paragraph" style:parent-style-name="Standard">
      <style:text-properties officeooo:paragraph-rsid="00625f04"/>
    </style:style>
    <style:style style:name="P19" style:family="paragraph" style:parent-style-name="Standard">
      <style:text-properties officeooo:paragraph-rsid="006c0b47"/>
    </style:style>
    <style:style style:name="P20" style:family="paragraph" style:parent-style-name="Standard">
      <style:text-properties officeooo:rsid="0069a040" officeooo:paragraph-rsid="0069a040"/>
    </style:style>
    <style:style style:name="P21" style:family="paragraph" style:parent-style-name="Standard">
      <style:text-properties officeooo:paragraph-rsid="006f690c"/>
    </style:style>
    <style:style style:name="P22" style:family="paragraph" style:parent-style-name="Standard">
      <style:text-properties officeooo:paragraph-rsid="006fdae1"/>
    </style:style>
    <style:style style:name="P23" style:family="paragraph" style:parent-style-name="Standard">
      <style:text-properties fo:font-size="12pt" style:text-underline-style="none" officeooo:paragraph-rsid="0071a4c0" style:font-size-asian="12pt" style:font-size-complex="12pt"/>
    </style:style>
    <style:style style:name="P24" style:family="paragraph" style:parent-style-name="Standard">
      <style:text-properties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paragraph-rsid="0071a4c0"/>
    </style:style>
    <style:style style:name="P26" style:family="paragraph" style:parent-style-name="Standard">
      <style:text-properties style:text-underline-style="none" fo:font-weight="normal" officeooo:paragraph-rsid="007aa92b" style:text-underline-mode="continuous" style:text-overline-mode="continuous" style:text-line-through-mode="continuous" style:font-weight-asian="normal" style:font-weight-complex="normal"/>
    </style:style>
    <style:style style:name="P2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fo:font-weight="bold" officeooo:rsid="0071a4c0" style:font-weight-asian="bold" style:font-weight-complex="bold"/>
    </style:style>
    <style:style style:name="T11" style:family="text">
      <style:text-properties fo:font-weight="bold" officeooo:rsid="00760f1e" style:font-weight-asian="bold" style:font-weight-complex="bold"/>
    </style:style>
    <style:style style:name="T12" style:family="text">
      <style:text-properties officeooo:rsid="001689ce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officeooo:rsid="0036a55a"/>
    </style:style>
    <style:style style:name="T16" style:family="text">
      <style:text-properties officeooo:rsid="0049fcdf"/>
    </style:style>
    <style:style style:name="T17" style:family="text">
      <style:text-properties fo:font-weight="normal" officeooo:rsid="0049fcdf" style:font-weight-asian="normal" style:font-weight-complex="normal"/>
    </style:style>
    <style:style style:name="T18" style:family="text">
      <style:text-properties fo:font-weight="normal" officeooo:rsid="004b5174" style:font-weight-asian="normal" style:font-weight-complex="normal"/>
    </style:style>
    <style:style style:name="T19" style:family="text">
      <style:text-properties fo:font-weight="normal" officeooo:rsid="00625f04" style:font-weight-asian="normal" style:font-weight-complex="normal"/>
    </style:style>
    <style:style style:name="T20" style:family="text">
      <style:text-properties fo:font-weight="normal" officeooo:rsid="006fd70a" style:font-weight-asian="normal" style:font-weight-complex="normal"/>
    </style:style>
    <style:style style:name="T21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2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3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4" style:family="text">
      <style:text-properties fo:font-weight="normal" officeooo:rsid="0071a4c0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officeooo:rsid="005a3f47"/>
    </style:style>
    <style:style style:name="T27" style:family="text">
      <style:text-properties officeooo:rsid="005bce94"/>
    </style:style>
    <style:style style:name="T28" style:family="text">
      <style:text-properties officeooo:rsid="006f690c"/>
    </style:style>
    <style:style style:name="T29" style:family="text">
      <style:text-properties officeooo:rsid="006f7618"/>
    </style:style>
    <style:style style:name="T30" style:family="text">
      <style:text-properties officeooo:rsid="006fdae1"/>
    </style:style>
    <style:style style:name="T31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3" style:family="text">
      <style:text-properties officeooo:rsid="007aa92b"/>
    </style:style>
    <style:style style:name="T34" style:family="text">
      <style:text-properties fo:color="#000080" loext:opacity="100%" style:text-underline-style="solid" style:text-underline-width="auto" style:text-underline-color="font-color" officeooo:rsid="007aa92b" style:text-underline-mode="continuous" style:text-overline-mode="continuous" style:text-line-through-mode="continuous"/>
    </style:style>
    <style:style style:name="T35" style:family="text">
      <style:text-properties officeooo:rsid="007bb8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urriculum Vitae</text:p>
      <text:p text:style-name="P1"/>
      <text:p text:style-name="P1">Aaron K. Clark</text:p>
      <text:p text:style-name="P1"><text:span text:style-name="T33">Perpetual</text:span>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cryptospace.com/" text:style-name="Internet_20_link" text:visited-style-name="Visited_20_Internet_20_Link"><text:span text:style-name="T29">https://</text:span></text:a><text:a xlink:type="simple" xlink:href="https://cryptospace.com/" text:style-name="Internet_20_link" text:visited-style-name="Visited_20_Internet_20_Link"><text:span text:style-name="T34">cryptospace.com</text:span></text:a><text:a xlink:type="simple" xlink:href="https://cryptospace.com/" text:style-name="Internet_20_link" text:visited-style-name="Visited_20_Internet_20_Link"><text:span text:style-name="T29">/</text:span></text:a><text:span text:style-name="T29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30">Jan</text:span> <text:span text:style-name="T35">6</text:span>, <text:span text:style-name="T26">202</text:span><text:span text:style-name="T30">1</text:span></text:p>
      <text:p text:style-name="P1"/>
      <text:p text:style-name="Standard"><text:span text:style-name="T14">Graduate </text:span><text:span text:style-name="T13">Education</text:span><text:line-break/></text:p>
      <text:p text:style-name="P18"><text:span text:style-name="T8">Rochester Institute of Technology</text:span><text:span text:style-name="T5"> – </text:span><text:span text:style-name="T7">Rochester, New York</text:span></text:p>
      <text:p text:style-name="P18"><text:span text:style-name="T20">MicroMasters (edX),</text:span><text:span text:style-name="T19"> Cybersecurity</text:span><text:span text:style-name="T17"> – (I</text:span><text:span text:style-name="T18">n Progress</text:span><text:span text:style-name="T17">)</text:span></text:p>
      <text:p text:style-name="P8"/>
      <text:p text:style-name="P16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14"><text:a xlink:type="simple" xlink:href="https://www.cryptospace.com/~akclark/content/KSU_GRADCERT_CSF.jpg" text:style-name="Internet_20_link" text:visited-style-name="Visited_20_Internet_20_Link">Graduate Certificate,</text:a> <text:span text:style-name="T16">Computer Science Foundations</text:span> – (201<text:span text:style-name="T16">9</text:span>)</text:p>
      <text:p text:style-name="P14"/>
      <text:p text:style-name="P7">Colorado State University – Ft. Collins, Colorado</text:p>
      <text:p text:style-name="P15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P22"><text:span text:style-name="T14">Undergraduate </text:span><text:span text:style-name="T13">Education</text:span></text:p>
      <text:p text:style-name="P3"/>
      <text:p text:style-name="P25"><text:span text:style-name="T10">University of Nebraska </text:span><text:span text:style-name="T11">Kearney</text:span><text:span text:style-name="T5"> – </text:span><text:span text:style-name="T10">Kearney</text:span><text:span text:style-name="T9">, </text:span><text:span text:style-name="T10">Nebraska</text:span></text:p>
      <text:p text:style-name="P23"><text:span text:style-name="T24">Astrophysics</text:span><text:span text:style-name="T22"> – (I</text:span><text:span text:style-name="T23">n Progress</text:span><text:span text:style-name="T22">)</text:span></text:p>
      <text:p text:style-name="P24"/>
      <text:p text:style-name="P25"><text:span text:style-name="T10">Central Community College</text:span><text:span text:style-name="T5"> – </text:span><text:span text:style-name="T10">Grand Island</text:span><text:span text:style-name="T9">, </text:span><text:span text:style-name="T10">Nebraska</text:span></text:p>
      <text:p text:style-name="P23"><text:span text:style-name="T25">Pre-Engineering Mathematics</text:span><text:span text:style-name="T22"> – (I</text:span><text:span text:style-name="T23">n Progress</text:span><text:span text:style-name="T22">)</text:span></text:p>
      <text:p text:style-name="P24"/>
      <text:p text:style-name="P25"><text:span text:style-name="T9">Georgia</text:span><text:span text:style-name="T8"> Institute of Technology</text:span><text:span text:style-name="T5"> – </text:span><text:span text:style-name="T9">Atlanta, Georgia</text:span></text:p>
      <text:p text:style-name="P23"><text:span text:style-name="T21">Professional Certificate (edX), Python Programming</text:span><text:span text:style-name="T22"> – (I</text:span><text:span text:style-name="T23">n Progress</text:span><text:span text:style-name="T22">)</text:span></text:p>
      <text:p text:style-name="P11"/>
      <text:p text:style-name="P10">University of Maryland University College – Adelphi, Maryland</text:p>
      <text:p text:style-name="P22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22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22"/>
      <text:p text:style-name="P10">Purdue University – West Lafayette, Indiana</text:p>
      <text:p text:style-name="P22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22"/>
      <text:p text:style-name="P10">Defense Information School – Ft. Meade, Maryland</text:p>
      <text:p text:style-name="P22"><text:a xlink:type="simple" xlink:href="https://www.cryptospace.com/~akclark/content/DINFOS_DIPLOMA.jpg" office:target-frame-name="_top" xlink:show="replace" text:style-name="Internet_20_link" text:visited-style-name="Visited_20_Internet_20_Link"><text:span text:style-name="T31">Diploma</text:span></text:a><text:span text:style-name="T32">, Basic Public Affairs Specialist, Writer – (2004)</text:span></text:p>
      <text:p text:style-name="Standard"/>
      <text:p text:style-name="P2">Research Interests</text:p>
      <text:p text:style-name="P4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<text:soft-page-break/>Teaching Experience</text:p>
      <text:p text:style-name="Standard">None</text:p>
      <text:p text:style-name="P2"/>
      <text:p text:style-name="P2">Work Experience</text:p>
      <text:p text:style-name="P4"/>
      <text:p text:style-name="P12"><text:span text:style-name="T33">Application Security Consultant</text:span> (Remote)</text:p>
      <text:p text:style-name="P26"><text:span text:style-name="T33">Tmutla</text:span> – <text:span text:style-name="T33">Grand Island</text:span>, Nebraska (20<text:span text:style-name="T33">21</text:span>-Present)</text:p>
      <text:p text:style-name="P5"/>
      <text:p text:style-name="P6">Senior Software Developer (Remote)</text:p>
      <text:p text:style-name="Standard">Reinke Manufacturing – Deshler, Nebraska (2015-Present)</text:p>
      <text:p text:style-name="Standard"/>
      <text:p text:style-name="P6">Software Developer (Remote)</text:p>
      <text:p text:style-name="Standard">Alpine Testing – Orem, Utah (2014-2015)</text:p>
      <text:p text:style-name="Standard"/>
      <text:p text:style-name="P6">IT Specialist II</text:p>
      <text:p text:style-name="Standard">Orthman Manufacturing – Lexington, Nebraska (2012-2014)</text:p>
      <text:p text:style-name="Standard"/>
      <text:p text:style-name="P6">Quality Data Analyst</text:p>
      <text:p text:style-name="Standard">Royal Engineered Composites – Minden, Nebraska (2012)</text:p>
      <text:p text:style-name="P6"/>
      <text:p text:style-name="P6">Senior Engineering Technician</text:p>
      <text:p text:style-name="Standard">Intellicom Computer Consulting – Kearney, Nebraska (2009-2012)</text:p>
      <text:p text:style-name="Standard"/>
      <text:p text:style-name="P6">Enlisted Marine (Public Affairs Writer)</text:p>
      <text:p text:style-name="Standard">United States Marine Corps – Washington, District of Columbia (2003-2008)</text:p>
      <text:p text:style-name="Standard"/>
      <text:p text:style-name="P6">Linux System Administrator II</text:p>
      <text:p text:style-name="Standard">Rackspace Managed Hosting – San Antonio, Texas (2003)</text:p>
      <text:p text:style-name="Standard"/>
      <text:p text:style-name="P6">IT Systems Analyst</text:p>
      <text:p text:style-name="Standard">Cimarron Software Services – Houston, Texas (2001-2002)</text:p>
      <text:p text:style-name="Standard"/>
      <text:p text:style-name="P9">Helpdesk Technician</text:p>
      <text:p text:style-name="P21"><text:span text:style-name="T28">Megahaus</text:span> – <text:span text:style-name="T28">Dickinson</text:span>, Texas (<text:span text:style-name="T28">Summer 1998</text:span>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<text:soft-page-break/>Autism Society of Nebraska</text:p>
      <text:p text:style-name="P20">Open Web Application Security Project</text:p>
      <text:p text:style-name="P2"/>
      <text:p text:style-name="P2">Industry Certifications</text:p>
      <text:p text:style-name="P4"/>
      <text:p text:style-name="P6">Cisco</text:p>
      <text:p text:style-name="Standard">Cisco Certified Network Associate (2001)</text:p>
      <text:p text:style-name="P4"/>
      <text:p text:style-name="P6">CompTIA</text:p>
      <text:p text:style-name="Standard">A+ (2001)</text:p>
      <text:p text:style-name="Standard">Network+ (2001)</text:p>
      <text:p text:style-name="P6"/>
      <text:p text:style-name="P6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4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7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27">2020</text:span>)<text:line-break/><text:span text:style-name="T15">Nebraska.Code – </text:span><text:a xlink:type="simple" xlink:href="https://www.amegala.com/" text:style-name="Internet_20_link" text:visited-style-name="Visited_20_Internet_20_Link"><text:span text:style-name="T15">Amegala</text:span></text:a><text:span text:style-name="T15"> – Lincoln, Nebraska (2019)</text:span></text:p>
      <text:p text:style-name="Standard"/>
      <text:p text:style-name="P2">Presentations</text:p>
      <text:p text:style-name="Standard"/>
      <text:p text:style-name="P13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12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9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oft-page-break/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creation-date>2017-11-27T21:47:00Z</meta:creation-date>
    <dc:date>2021-01-06T21:41:09.811000000</dc:date>
    <meta:editing-cycles>240</meta:editing-cycles>
    <meta:editing-duration>PT11H29M41S</meta:editing-duration>
    <meta:document-statistic meta:table-count="0" meta:image-count="0" meta:object-count="0" meta:page-count="4" meta:paragraph-count="100" meta:word-count="514" meta:character-count="4121" meta:non-whitespace-character-count="3657"/>
    <meta:template xlink:type="simple" xlink:actuate="onRequest" xlink:title="" xlink:href="Normal"/>
  </office:meta>
</office:document-meta>
</file>